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7cm" fo:margin-left="0cm" fo:margin-right="0.004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49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e de comportements coopératifs dans des systèmes multi-agents et évaluation des performance de survie en fonction des contraintes environnementales.</text:p>
      <text:p text:style-name="P2"/>
      <text:p text:style-name="Standard"><text:s text:c="2"/></text:p>
      <text:p text:style-name="Standard">Salut Simon,</text:p>
      <text:p text:style-name="Standard">autre chose:</text:p>
      <text:p text:style-name="Standard"><text:s text:c="2"/>est ce que pour jeudi tu pourrais mettre noir sur blanc:</text:p>
      <text:p text:style-name="Standard"><text:s text:c="2"/>le plan de la présentation de ton poster:</text:p>
      <text:p text:style-name="Standard"><text:s text:c="2"/>2 mots sur :</text:p>
      <text:p text:style-name="Standard">- le cadre théorique</text:p>
      <text:p text:style-name="Standard">- <text:s/>les Hypothèses et le prédictions qu'en découlent et que tu comptes <text:s/></text:p>
      <text:p text:style-name="Standard">tester.</text:p>
      <text:p text:style-name="Standard">(accessoirement) le plan EXPERIM, VI et V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lan du poster :</text:p>
      <text:p text:style-name="Standard"><text:tab/>Introduction : cadre théorique + hypothèses</text:p>
      <text:p text:style-name="Standard"><text:tab/>Matériel et méthode : ACACIA + configuration : nombre de simulation, VD et VI etc...</text:p>
      <text:p text:style-name="Standard"><text:tab/>Résultats et Discussion </text:p>
      <text:p text:style-name="Standard"/>
      <text:p text:style-name="Standard"><text:span text:style-name="T1">Le cadre théorique : </text:span>Suite du projet ACACIA qui visait à mieux comprendre les capacités de survie de populations d'agents autonomes en fonction de leurs habilités d'interaction avec leur <text:s/>environnement et leur interprétation des comportements des autres agents. Ces habilités d'interprétation apportent-elle vraiment un avantage sélectif? i.e. le taux de survie des individus capable d'interpréter les comportements des autres est-il plus élevé, et dans quelles conditions environnementales? </text:p>
      <text:p text:style-name="Standard"/>
      <text:p text:style-name="Standard">Petit problème de continuité : efficacité n'augmente pas avec les adaptations (obs rich exp)...</text:p>
      <text:p text:style-name="Standard"/>
      <text:p text:style-name="Standard">Dans cette version nous avons ajouté la capacité de coopération : lorsque deux agents se rencontrent (que l'un est à porté de vue de l'autre), les antagonistes peuvent choisir de partager ou non, dépendement de leur stratégies, une fraction des <text:s/>ressources qu'ils possèdent. Les agents peuvent aussi adapter leurs stratégies en se basant sur leur « vécu » : suivant les résultats de leurs 3 dernières coopérations ils pourront devenir plus coopératif ou non. </text:p>
      <text:p text:style-name="Standard"/>
      <text:p text:style-name="Standard">Pas de détail sur les outils utilisées.</text:p>
      <text:p text:style-name="Standard"/>
      <text:p text:style-name="Standard">Dans la continuité du travail d'approfondissement du S2 (formalisation du modèle d'ACACIA), </text:p>
      <text:p text:style-name="Standard">comparaison avec la littérature : quelques questions à répondre</text:p>
      <text:p text:style-name="Standard"/>
      <text:p text:style-name="Standard">Formalisation des capacités des agents : de perceptions et d'adaptation</text:p>
      <text:p text:style-name="Standard"><text:tab/></text:p>
      <text:p text:style-name="Standard"><text:tab/>une analyse de la littérature </text:p>
      <text:p text:style-name="Standard"><text:tab/>un ensemble de simulations pour </text:p>
      <text:p text:style-name="Standard"><text:tab/></text:p>
      <text:p text:style-name="Standard"><text:soft-page-break/>Dégager un ensemble de question de la littérature pour trouver un intérêt aux manipulations. </text:p>
      <text:p text:style-name="Standard"/>
      <text:p text:style-name="Standard">Mon stage : tester les hypothèses dégagées plus haut.</text:p>
      <text:p text:style-name="Standard"/>
      <text:p text:style-name="Standard"/>
      <text:p text:style-name="Standard"><text:span text:style-name="T1">Hypothèse :</text:span> Il est connue que les différentes stratégies de coopération ne sont pas toute de la même efficacité lorsqu'elles entrent en compétition les unes avec les autres (Axelrod, 1984) . Qu'en est-il lorsque dans des environnements différents? environnement peu viable et très compétitif favorisera les individus égoistes tandis qu'un environnement <text:s/>plus clément et moins compétitif favorisera la coopération.</text:p>
      <text:p text:style-name="Standard"/>
      <text:p text:style-name="Standard"/>
      <text:p text:style-name="Standard"/>
      <text:p text:style-name="Standard">Cognition : système simple permettant de survivre</text:p>
      <text:p text:style-name="Standard"/>
      <text:p text:style-name="Standard">application artificielle : implémentation pour guider des groupes de robots par exemple </text:p>
      <text:p text:style-name="Standard"/>
      <text:p text:style-name="Standard"/>
      <text:p text:style-name="Standard"/>
      <text:p text:style-name="Standard"><text:span text:style-name="T1">Les variables <text:s/>dépendantes <text:s/>:</text:span> fréquences d'individus Kind/selfish et TFT</text:p>
      <text:p text:style-name="Standard"/>
      <text:p text:style-name="Standard"><text:span text:style-name="T1">Les variables indépendantes:</text:span> nombre d'obstacle, vitesse de régénération, nombre de fruit, </text:p>
      <text:p text:style-name="Standard"/>
      <text:p text:style-name="Standard"><text:tab/>Plan expérimental :</text:p>
      <text:p text:style-name="Standard"/>
      <text:p text:style-name="Standard">re test des anciennes VI/VD ? : (largeur longueur du champs de vision X adaptation au obstacle * adaptation riche * adaptation poor * adaptation expl <text:s/>)/ tx de survie </text:p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Standard"><text:s text:c="12"/>90° + adapt rich only</text:p>
            <text:p text:style-name="Standard"><text:tab/>90° + adapt expl only</text:p>
            <text:p text:style-name="Standard"><text:tab/>90° + adapt obst only</text:p>
            <text:p text:style-name="Standard"><text:tab/>90° + adapt rich &amp; expl</text:p>
            <text:p text:style-name="Standard"><text:tab/>90° + adapt rich &amp; expl &amp; obs</text:p>
            <text:p text:style-name="Standard"><text:tab/>90° + adapt rich &amp; obs </text:p>
            <text:p text:style-name="Standard"><text:tab/>90° + expl &amp; obs </text:p>
          </table:table-cell>
          <table:table-cell table:style-name="Tableau1.A1" office:value-type="string">
            <text:p text:style-name="Standard">100° + adapt rich only</text:p>
            <text:p text:style-name="Standard"><text:tab/>100° + adapt expl only</text:p>
            <text:p text:style-name="Standard"><text:tab/>100° + adapt obst only</text:p>
            <text:p text:style-name="Standard"><text:tab/>100° + adapt rich &amp; expl</text:p>
            <text:p text:style-name="Standard"><text:tab/>100° + adapt rich &amp; expl &amp; obs</text:p>
            <text:p text:style-name="Standard"><text:tab/>100° + adapt rich &amp; obs </text:p>
            <text:p text:style-name="Standard"><text:tab/>100° + expl &amp; obs </text:p>
          </table:table-cell>
          <table:table-cell table:style-name="Tableau1.A1" office:value-type="string">
            <text:p text:style-name="Standard"><text:s text:c="11"/>120° + adapt rich only</text:p>
            <text:p text:style-name="Standard"><text:tab/>120° + adapt expl only</text:p>
            <text:p text:style-name="Standard"><text:tab/>120° + adapt obst only</text:p>
            <text:p text:style-name="Standard"><text:tab/>120° + adapt rich &amp; expl</text:p>
            <text:p text:style-name="Standard"><text:tab/>120° + adapt rich &amp; expl &amp; obs</text:p>
            <text:p text:style-name="Standard"><text:tab/>120° + adapt rich &amp; obs </text:p>
            <text:p text:style-name="Standard"><text:tab/>120° + expl &amp; obs </text:p>
          </table:table-cell>
          <table:table-cell table:style-name="Tableau1.D1" office:value-type="string">
            <text:p text:style-name="Standard">160° + adapt rich only</text:p>
            <text:p text:style-name="Standard"><text:tab/>160° + adapt expl only</text:p>
            <text:p text:style-name="Standard"><text:tab/>160° + adapt obst only</text:p>
            <text:p text:style-name="Standard"><text:tab/>160° + adapt rich &amp; expl</text:p>
            <text:p text:style-name="Standard"><text:tab/>160° + adapt rich &amp; expl &amp; obs</text:p>
            <text:p text:style-name="Standard"><text:tab/>160° + adapt rich &amp; obs </text:p>
            <text:p text:style-name="Standard"><text:tab/>160° + expl &amp; obs </text:p>
          </table:table-cell>
        </table:table-row>
      </table:table>
      <text:p text:style-name="Standard"/>
      <text:p text:style-name="Standard"><text:s/><text:tab/></text:p>
      <text:p text:style-name="Standard"/>
      <text:p text:style-name="Standard"><text:s/><text:tab/>Test évolution de la coopération en fonction de l'environnement:</text:p>
      <text:p text:style-name="Standard"/>
      <text:p text:style-name="Standard"/>
      <text:p text:style-name="Standard">(Fq TFT &amp; self &amp; kind ) + 0 + 2</text:p>
      <text:p text:style-name="Standard"/>
      <text:p text:style-name="Standard">(Fq TFT &amp; self &amp; kind ) + 5 + 2</text:p>
      <text:p text:style-name="Standard"/>
      <text:p text:style-name="Standard"><text:soft-page-break/>(Fq TFT &amp; self &amp; kind ) + 10 + 2</text:p>
      <text:p text:style-name="Standard"/>
      <text:p text:style-name="Standard">(Fq TFT &amp; self &amp; kind ) + 15 + 2</text:p>
      <text:p text:style-name="Standard"/>
      <text:p text:style-name="Standard">(Fq TFT &amp; self &amp; kind ) + 20 + 2</text:p>
      <text:p text:style-name="Standard"/>
      <text:p text:style-name="Standard">(Fq TFT &amp; self &amp; kind ) + 0 + 3</text:p>
      <text:p text:style-name="Standard"/>
      <text:p text:style-name="Standard">(Fq TFT &amp; self &amp; kind ) + 5 + 3</text:p>
      <text:p text:style-name="Standard"/>
      <text:p text:style-name="Standard">(Fq TFT &amp; self &amp; kind ) + 10 + 3</text:p>
      <text:p text:style-name="Standard"/>
      <text:p text:style-name="Standard">(Fq TFT &amp; self &amp; kind ) + 15 + 3</text:p>
      <text:p text:style-name="Standard"/>
      <text:p text:style-name="Standard">(Fq TFT &amp; self &amp; kind ) + 20 + 3</text:p>
      <text:p text:style-name="Standard"/>
      <text:p text:style-name="Standard">(Fq TFT &amp; self &amp; kind ) + 0 + 4</text:p>
      <text:p text:style-name="Standard"/>
      <text:p text:style-name="Standard">(Fq TFT &amp; self &amp; kind ) + 5 + 4</text:p>
      <text:p text:style-name="Standard"/>
      <text:p text:style-name="Standard">(Fq TFT &amp; self &amp; kind ) + 10 + 4</text:p>
      <text:p text:style-name="Standard"/>
      <text:p text:style-name="Standard">(Fq TFT &amp; self &amp; kind ) + 15 + 4</text:p>
      <text:p text:style-name="Standard"/>
      <text:p text:style-name="Standard">(Fq TFT &amp; self &amp; kind ) + 20 +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Carrignon</meta:initial-creator>
    <meta:creation-date>2010-12-07T07:28:36</meta:creation-date>
    <dc:date>2010-12-09T13:55:56</dc:date>
    <dc:creator>Simon Carrignon</dc:creator>
    <meta:editing-duration>PT17H49M13S</meta:editing-duration>
    <meta:editing-cycles>68</meta:editing-cycles>
    <meta:generator>OpenOffice.org/3.2$Linux OpenOffice.org_project/320m12$Build-9483</meta:generator>
    <meta:document-statistic meta:table-count="1" meta:image-count="0" meta:object-count="0" meta:page-count="3" meta:paragraph-count="80" meta:word-count="789" meta:character-count="4258"/>
    <meta:user-defined meta:name="Info 1"/>
    <meta:user-defined meta:name="Info 2"/>
    <meta:user-defined meta:name="Info 3"/>
    <meta:user-defined meta:name="Info 4"/>
  </office:meta>
</office:document-meta>
</file>